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monospaced for SAP" svg:font-family="'Arial monospaced for SAP'"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text-align="justify" style:justify-single-word="false"/>
      <style:text-properties style:font-name="Trebuchet MS" style:font-name-complex="Tahoma"/>
    </style:style>
    <style:style style:name="P2" style:family="paragraph" style:parent-style-name="Standard">
      <style:paragraph-properties fo:line-height="150%" fo:text-align="center" style:justify-single-word="false"/>
      <style:text-properties style:font-name="Trebuchet MS" style:font-name-complex="Tahoma"/>
    </style:style>
    <style:style style:name="P3" style:family="paragraph" style:parent-style-name="Standard">
      <style:paragraph-properties fo:text-align="justify" style:justify-single-word="false"/>
      <style:text-properties style:font-name="Nimbus Mono L" style:font-name-complex="Tahoma"/>
    </style:style>
    <style:style style:name="P4" style:family="paragraph" style:parent-style-name="Standard" style:list-style-name="L1">
      <style:paragraph-properties fo:text-align="justify" style:justify-single-word="false"/>
      <style:text-properties style:font-name="Nimbus Mono L" style:font-name-complex="Tahoma"/>
    </style:style>
    <style:style style:name="P5" style:family="paragraph" style:parent-style-name="Standard" style:list-style-name="L1">
      <style:paragraph-properties fo:text-align="justify" style:justify-single-word="false"/>
      <style:text-properties style:font-name="Nimbus Mono L" style:font-name-complex="Tahoma"/>
    </style:style>
    <style:style style:name="P6" style:family="paragraph" style:parent-style-name="Standard" style:list-style-name="L1">
      <style:paragraph-properties fo:text-align="justify" style:justify-single-word="false"/>
      <style:text-properties style:font-name="Nimbus Mono L" style:font-name-complex="Tahoma"/>
    </style:style>
    <style:style style:name="P7" style:family="paragraph" style:parent-style-name="Standard" style:list-style-name="L1">
      <style:paragraph-properties fo:text-align="justify" style:justify-single-word="false"/>
      <style:text-properties style:font-name="Nimbus Mono L" style:font-name-complex="Tahoma"/>
    </style:style>
    <style:style style:name="P8" style:family="paragraph" style:parent-style-name="Standard">
      <style:paragraph-properties fo:margin-left="1.249cm" fo:margin-right="0cm" fo:text-align="justify" style:justify-single-word="false" fo:text-indent="0cm" style:auto-text-indent="false"/>
      <style:text-properties style:font-name="Nimbus Mono L" style:font-name-complex="Tahoma"/>
    </style:style>
    <style:style style:name="P9" style:family="paragraph" style:parent-style-name="Standard" style:master-page-name="Standard">
      <style:paragraph-properties fo:text-align="justify" style:justify-single-word="false" style:page-number="auto"/>
      <style:text-properties style:font-name="Trebuchet MS" style:text-underline-style="solid" style:text-underline-width="auto" style:text-underline-color="font-color" fo:font-weight="bold" style:font-weight-asian="bold" style:font-name-complex="Tahoma"/>
    </style:style>
    <style:style style:name="P10" style:family="paragraph" style:parent-style-name="Footnote">
      <style:text-properties fo:font-size="10pt" style:font-size-asian="10pt" style:font-size-complex="10pt"/>
    </style:style>
    <style:style style:name="P11" style:family="paragraph" style:parent-style-name="Footnote">
      <style:paragraph-properties fo:margin-left="0cm" fo:margin-right="0cm" fo:text-indent="0cm" style:auto-text-indent="false"/>
    </style:style>
    <style:style style:name="T1" style:family="text">
      <style:text-properties fo:font-size="10pt" style:font-size-asian="10pt" style:font-size-complex="10pt"/>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ittwoch, der 30. Januar 2008</text:p>
      <text:p text:style-name="P1"/>
      <text:p text:style-name="P1"/>
      <text:p text:style-name="P1">Nachdem ich meine Aufgabe, ein System zum loggen<text:note text:id="ftn8" text:note-class="footnote"><text:note-citation>1</text:note-citation><text:note-body><text:p text:style-name="Footnote">Dabei werden Informationen über ausgeführte Aktionen in ein sog. Logfile geschrieben, also eine Textdatei, in der die Aktionen meistens entweder für Menschen oder andere Programme aufbereitet enthalen sind</text:p></text:note-body></text:note> der auf der Vortragsreihe D<text:note text:id="ftn2" text:note-class="footnote"><text:note-citation>2</text:note-citation><text:note-body><text:p text:style-name="Footnote">Auf der firmeninternen Intranetseite „Vortragsreihe D“ (lecture series d) können Angestellte sich für Vorträge anmelden, beispielsweise über das Versionsverwaltungssystem MKS</text:p></text:note-body></text:note> durchgeführten Aktionen zu erstellen, am Dienstagabend beendet hatte, sollte ich nun die Möglichkeit zum Archivieren der MySQL-Datenbank<text:note text:id="ftn0" text:note-class="footnote"><text:note-citation>3</text:note-citation><text:note-body><text:p text:style-name="Footnote">MySQL ist ein relationales Datenbanksystem der schwedischen Firma MySQL AB. MySQL ist als Open Source Software für verschiedene Betriebssysteme verfügbar und bildet daher eine häufig genutze Grundlage vieler Webseiten</text:p></text:note-body></text:note> implementieren. Die Programmiersprache Perl<text:note text:id="ftn1" text:note-class="footnote"><text:note-citation>4</text:note-citation><text:note-body><text:p text:style-name="Footnote">Perl ist eine freie, plattformunabhängige und interpretierte Programmiersprache („Skriptsprache“), die mehrere Programmierparadigmen unterstützt. Perl kommt in Amadeus Germany in der Version 5.8 zum Einsatz.</text:p></text:note-body></text:note> sollte verwendet werden und die Archivierung sollte in die bestehende Implementierung der Vortragsreihe D eingepasst werden.</text:p>
      <text:p text:style-name="P1"></text:p>
      <text:p text:style-name="P1">Der erste Schritt war, eine neue Datei mit dem Namen "archive.pl" zu erstellen. Die Startdatei "index.pl"<text:note text:id="ftn3" text:note-class="footnote"><text:note-citation>5</text:note-citation><text:note-body><text:p text:style-name="Footnote">Dateien, die Programmcode enthalten, der von Perl interrpetiert und ausgeführt werden soll, enden mit „.pl“ und „.pm“</text:p></text:note-body></text:note> musste dazu nicht angepasst werden, da "index.pl" dynamisch den Paramater "value" abfragt. Wurde also als "value" die Bezeichnung "archive" übergeben, führt "index.pl" die Datei "archive" + ".pl", das heisst die Datei "archive.pl" aus.</text:p>
      <text:p text:style-name="P1"></text:p>
      <text:p text:style-name="P1">Die erste Funktion, die in dieser Datei implementiert werden musste, war "make_dump". "make_dump" liest die gesamten Daten der MySQL-Tabellen</text:p>
      <text:p text:style-name="P3"/>
      <text:list text:style-name="L1">
        <text:list-item>
          <text:p text:style-name="P4">tab_anmeldung</text:p>
        </text:list-item>
        <text:list-item>
          <text:p text:style-name="P4">tab_lecture</text:p>
        </text:list-item>
        <text:list-item>
          <text:p text:style-name="P4">tab_statistic</text:p>
        </text:list-item>
        <text:list-item>
          <text:p text:style-name="P4">tab_timeslot</text:p>
        </text:list-item>
      </text:list>
      <text:p text:style-name="P1"/>
      <text:p text:style-name="P1">ein und erzeugt gültigen MySQL-Code<text:note text:id="ftn7" text:note-class="footnote"><text:note-citation>6</text:note-citation><text:note-body><text:p text:style-name="Footnote">Die Syntax der Sprache SQL ist teilweise stark an die Englische Umgangssprache angelehnt.</text:p></text:note-body></text:note>, der es in einer Datei, die nach dem Datum benannt wird, abspeichert. Zusätzlich kann der Benutzer im Webbrowser einen Beschreibungstext eingeben. Der Code wird generiert, in dem mit der Funktion "fetchrow_array"<text:note text:id="ftn4" text:note-class="footnote"><text:note-citation>7</text:note-citation><text:note-body><text:p text:style-name="Footnote">Die Funktion „fetchrow_array“ gibt immer die nächste Zeile der SQL-Datenbank zurück. Ist man am Ende der Datenbank angelangt, ist das Ergebnis ein undefinierter Wert.</text:p></text:note-body></text:note> jede Zeile einzeln abgerufen wird, die dann jeweils zu SQL-Code verarbeitet wird.</text:p>
      <text:p text:style-name="P1"/>
      <text:p text:style-name="P1">Die Dateien werden im Verzeichnis "archives" erstellt und haben das folgende Format:</text:p>
      <text:p text:style-name="P1"></text:p>
      <text:p text:style-name="P8">archive - [Beschreibung] _ [Datum] _ [Zeit] .sql</text:p>
      <text:p text:style-name="P1"></text:p>
      <text:p text:style-name="P1">Als nächstes kam die Funktion "archive_show", die eine Tabelle in dem bei der Vortragsreihe üblichen Format anzeigt. Der einzige Parameter, der <text:soft-page-break/>übergeben wird, wird dort "sort_index" genannt und bezeichnet die Spalte, nach der die Tabelle sortiert werden soll. Es existieren die Spalten "Date", "Time", "Description" und "Actions". Unter "Actions" befinden sich für jede Datei die Aktionen "Restore dump" und "Delete dump"; bei beiden Aktionen erscheint vor dem Ausführen eine Bestätigungsabfrage<text:note text:id="ftn5" text:note-class="footnote"><text:note-citation>8</text:note-citation><text:note-body><text:p text:style-name="Footnote">Solche Meldungen werden in Javascript mit der alert()-Funktion verursacht</text:p></text:note-body></text:note>, die mit Javascript<text:note text:id="ftn6" text:note-class="footnote"><text:note-citation>9</text:note-citation><text:note-body><text:p text:style-name="P11"><text:s text:c="3"/><text:span text:style-name="T1"><text:s/>JavaScript ist eine Skriptsprache mit Elementen aus den prozeduralen Programmiersprachen, die jedoch objektbasierte und dynamisch typisiert ist; Objektorientierung wird durch Prototypen unterstützt. Die Syntax von JavaScript ähnelt insbesondere Java. Die Sprache wurde ursprünglich für den Netscape Navigator entwickelt, finden sich mittlerweile in praktisch allen grafischen Browsern weitgehend wieder. Mittlerweile ist javasdcript unter dem Namen ECMAScript durch die Ecma International standardisiert.</text:span></text:p><text:p text:style-name="P10"/><text:p text:style-name="P10">Die teilweise großen Unterschiede bei der Unterstützung von dynamischen Inhalten wie ActiveX war eine der Ursachen für den sog. Browserkrieg. Als Browserkrieg wird die Konkurrenzsituation zwischen den Webbrowsern Netscape Navigator und Microsofts Internet Explorer bezeichnet, die dazu führte, dass der Netscape-Browser von seiner Position als Marktführer vom Internet Explorer abgelöst wurde.</text:p></text:note-body></text:note> realisiert ist.</text:p>
      <text:p text:style-name="P1"></text:p>
      <text:p text:style-name="P1">Die Aktion "Delete dump" löscht den MySQL-Dump, während "Restore dump" den gesamten Inhalt der Datei als SQL-Statement ausführt; das ist möglich, weil der Inhalt der Tabelle ja schon bei dem Exportieren so in diese Datei geschrieben wurde, dass die Syntax kompatibel zu MySQL ist.</text:p>
      <text:p text:style-name="P1">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monospaced for SAP" svg:font-family="'Arial monospaced for SAP'"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de" fo:country="D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Absatz-Standardschriftart"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1.884cm" text:min-label-width="0.635cm"/>
        <style:text-properties style:font-name="Symbol"/>
      </text:list-level-style-bullet>
      <text:list-level-style-bullet text:level="2" text:style-name="WW8Num1z1" style:num-suffix="." text:bullet-char="o">
        <style:list-level-properties text:space-before="3.154cm" text:min-label-width="0.635cm"/>
        <style:text-properties fo:font-family="'Courier New'" style:font-family-generic="modern" style:font-pitch="fixed"/>
      </text:list-level-style-bullet>
      <text:list-level-style-bullet text:level="3" text:style-name="WW8Num1z2" style:num-suffix="." text:bullet-char="">
        <style:list-level-properties text:space-before="4.424cm" text:min-label-width="0.635cm"/>
        <style:text-properties style:font-name="Wingdings"/>
      </text:list-level-style-bullet>
      <text:list-level-style-bullet text:level="4" text:style-name="WW8Num1z0" style:num-suffix="." text:bullet-char="">
        <style:list-level-properties text:space-before="5.694cm" text:min-label-width="0.635cm"/>
        <style:text-properties style:font-name="Symbol"/>
      </text:list-level-style-bullet>
      <text:list-level-style-bullet text:level="5" text:style-name="WW8Num1z1" style:num-suffix="." text:bullet-char="o">
        <style:list-level-properties text:space-before="6.964cm" text:min-label-width="0.635cm"/>
        <style:text-properties fo:font-family="'Courier New'" style:font-family-generic="modern" style:font-pitch="fixed"/>
      </text:list-level-style-bullet>
      <text:list-level-style-bullet text:level="6" text:style-name="WW8Num1z2" style:num-suffix="." text:bullet-char="">
        <style:list-level-properties text:space-before="8.234cm" text:min-label-width="0.635cm"/>
        <style:text-properties style:font-name="Wingdings"/>
      </text:list-level-style-bullet>
      <text:list-level-style-bullet text:level="7" text:style-name="WW8Num1z0" style:num-suffix="." text:bullet-char="">
        <style:list-level-properties text:space-before="9.504cm" text:min-label-width="0.635cm"/>
        <style:text-properties style:font-name="Symbol"/>
      </text:list-level-style-bullet>
      <text:list-level-style-bullet text:level="8" text:style-name="WW8Num1z1" style:num-suffix="." text:bullet-char="o">
        <style:list-level-properties text:space-before="10.774cm" text:min-label-width="0.635cm"/>
        <style:text-properties fo:font-family="'Courier New'" style:font-family-generic="modern" style:font-pitch="fixed"/>
      </text:list-level-style-bullet>
      <text:list-level-style-bullet text:level="9" text:style-name="WW8Num1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lo-tschulz</meta:initial-creator>
    <meta:creation-date>2008-01-23T12:41:00</meta:creation-date>
    <dc:creator>Tobias Schulz</dc:creator>
    <dc:date>2008-02-03T14:01:47</dc:date>
    <meta:editing-cycles>31</meta:editing-cycles>
    <meta:editing-duration>PT23H32M44S</meta:editing-duration>
    <meta:user-defined meta:name="Info 1"/>
    <meta:user-defined meta:name="Info 2"/>
    <meta:user-defined meta:name="Info 3"/>
    <meta:user-defined meta:name="Info 4"/>
    <meta:document-statistic meta:table-count="0" meta:image-count="0" meta:object-count="0" meta:page-count="2" meta:paragraph-count="29" meta:word-count="604" meta:character-count="4401"/>
  </office:meta>
</office:document-meta>
</file>